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.isValidAfterChanges( String xm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idatio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ion.printErrors( ArrayList validation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ion.isValidOnTheFly( String xm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idation.parseXml( String xmlFilePath , XmlOptions validation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